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bb999" officeooo:paragraph-rsid="001bb999"/>
    </style:style>
    <style:style style:name="P2" style:family="paragraph" style:parent-style-name="Text_20_body">
      <style:paragraph-properties fo:text-align="center" style:justify-single-word="false"/>
      <style:text-properties officeooo:rsid="001bb999" officeooo:paragraph-rsid="001bb999"/>
    </style:style>
    <style:style style:name="P3" style:family="paragraph" style:parent-style-name="Title">
      <style:text-properties officeooo:rsid="001bb999" officeooo:paragraph-rsid="001bb999"/>
    </style:style>
    <style:style style:name="P4" style:family="paragraph" style:parent-style-name="Text_20_body" style:list-style-name="L1">
      <style:text-properties officeooo:paragraph-rsid="001eaaa8"/>
    </style:style>
    <style:style style:name="P5" style:family="paragraph" style:parent-style-name="Text_20_body" style:list-style-name="L1">
      <style:text-properties officeooo:rsid="001d28e3" officeooo:paragraph-rsid="001d28e3" fo:background-color="#ffff00"/>
    </style:style>
    <style:style style:name="P6" style:family="paragraph" style:parent-style-name="Text_20_body" style:list-style-name="L2">
      <style:text-properties officeooo:rsid="0027ccb4" officeooo:paragraph-rsid="0027ccb4" fo:background-color="#ffff00"/>
    </style:style>
    <style:style style:name="P7" style:family="paragraph" style:parent-style-name="Text_20_body" style:list-style-name="L1">
      <style:text-properties officeooo:rsid="001d28e3" officeooo:paragraph-rsid="001d28e3"/>
    </style:style>
    <style:style style:name="P8" style:family="paragraph" style:parent-style-name="Text_20_body" style:list-style-name="L2">
      <style:text-properties officeooo:rsid="001d28e3" officeooo:paragraph-rsid="001d28e3"/>
    </style:style>
    <style:style style:name="P9" style:family="paragraph" style:parent-style-name="Text_20_body" style:list-style-name="L2">
      <style:text-properties officeooo:paragraph-rsid="00248973"/>
    </style:style>
    <style:style style:name="P10" style:family="paragraph" style:parent-style-name="Text_20_body" style:list-style-name="L2">
      <style:text-properties officeooo:rsid="001bb999" officeooo:paragraph-rsid="001bb999"/>
    </style:style>
    <style:style style:name="P11" style:family="paragraph" style:parent-style-name="Text_20_body" style:list-style-name="L1">
      <style:text-properties officeooo:rsid="002a93aa" officeooo:paragraph-rsid="002a93aa"/>
    </style:style>
    <style:style style:name="T1" style:family="text">
      <style:text-properties officeooo:rsid="002001f5" fo:background-color="#ffff00" loext:char-shading-value="0"/>
    </style:style>
    <style:style style:name="T2" style:family="text">
      <style:text-properties officeooo:rsid="001d28e3"/>
    </style:style>
    <style:style style:name="T3" style:family="text">
      <style:text-properties officeooo:rsid="001eaaa8"/>
    </style:style>
    <style:style style:name="T4" style:family="text">
      <style:text-properties officeooo:rsid="002001f5" fo:background-color="transparent" loext:char-shading-value="0"/>
    </style:style>
    <style:style style:name="T5" style:family="text">
      <style:text-properties officeooo:rsid="0020d0d6" fo:background-color="transparent" loext:char-shading-value="0"/>
    </style:style>
    <style:style style:name="T6" style:family="text">
      <style:text-properties officeooo:rsid="0021bba5" fo:background-color="transparent" loext:char-shading-value="0"/>
    </style:style>
    <style:style style:name="T7" style:family="text">
      <style:text-properties fo:background-color="transparent" loext:char-shading-value="0"/>
    </style:style>
    <style:style style:name="T8" style:family="text">
      <style:text-properties officeooo:rsid="00248973"/>
    </style:style>
    <style:style style:name="T9" style:family="text">
      <style:text-properties officeooo:rsid="0024eb45"/>
    </style:style>
    <style:style style:name="T10" style:family="text">
      <style:text-properties officeooo:rsid="0026a5ee"/>
    </style:style>
    <style:style style:name="T11" style:family="text">
      <style:text-properties officeooo:rsid="0027ccb4"/>
    </style:style>
    <style:style style:name="T12" style:family="text">
      <style:text-properties officeooo:rsid="002c3f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erating systems – Task 2</text:p>
      <text:p text:style-name="P1">Threads &amp; Processes</text:p>
      <text:p text:style-name="P2">Ingebrigt Hovind</text:p>
      <text:h text:style-name="Heading_20_1" text:outline-level="1">1 <text:s/>Processes and threads</text:h>
      <text:list xml:id="list712733207" text:style-name="L1">
        <text:list-item>
          <text:p text:style-name="P4"><text:span text:style-name="T3">A process is made up of one or more threads. A thread is a single execution sequence executed sequentially. </text:span><text:span text:style-name="T4">A process is a program in execution with its own PCB (forklar). </text:span><text:span text:style-name="T1">A thread is a segment of this process, inheriting parts of its PCB, such as …., while creating its own TCB, containg its own …. </text:span></text:p>
        </text:list-item>
        <text:list-item>
          <text:p text:style-name="P5">hm</text:p>
        </text:list-item>
        <text:list-item>
          <text:p text:style-name="P11">Each thread requires a thread control block in order to keep track of state of the execution of the thread. Without keeping track of this, it would be impossible for the kernel to start a thread after stopping it, as there would be no way to know where to restart it from. A thread also requires its own stack, as a thread is a separate execution from the parent process with potentially its own <text:span text:style-name="T12">method calls and local variables.</text:span></text:p>
        </text:list-item>
        <text:list-item>
          <text:p text:style-name="P7">Cooperative threading means that the thread itself decides when to yield the processor and allow it to work on other threads, this allows the thread to potentially hog the processor, slowing the system down significantly. Preemptive threading means that the kernel decides when to yield a thread, so that no single thread can keep the processor busy for an inordinate amount of time. A context switch is required because….</text:p>
        </text:list-item>
      </text:list>
      <text:h text:style-name="Heading_20_1" text:outline-level="1">2 <text:s/>C program with POSIX threads</text:h>
      <text:list xml:id="list3953007466" text:style-name="L2">
        <text:list-item>
          <text:p text:style-name="P10">The go function is executed when the code runs, as the thread is created with a pointer to this function as a parameter. <text:span text:style-name="T7">What the go function does i</text:span><text:span text:style-name="T5">s </text:span><text:span text:style-name="T6">print the hello from the thread including the thread number, and then exit with the exit code 100 + (thread number)</text:span></text:p>
        </text:list-item>
        <text:list-item>
          <text:p text:style-name="P10">Because creating and scheduling threads are two separate processes. This means that threads do not have to be scheduled in the order that they are created, as the kernel can force the thread to yield at any moment in order to prioritize another thread. </text:p>
        </text:list-item>
        <text:list-item>
          <text:p text:style-name="P10">The maximum number of threads that could be active when thread 8 prints “hello” would be 11, as the program creates ten threads, which in addition to the original thread of the program makes 11. Due to the scheduling of the threads not following a set order, <text:span text:style-name="T2">the program could create all the threads, then thread <text:s/>could print “hello” before an of the threads have been closed. Following the same logic, the minimum number of threads when thread 8 prints “hello” is two, as thread 8 could be scheduled in a way that every other thread is closed before it has a chance to print hello, leaving only it and the original thread.</text:span></text:p>
        </text:list-item>
        <text:list-item>
          <text:p text:style-name="P9"><text:span text:style-name="T9">p</text:span><text:span text:style-name="T8">thread_join halts the main thread until the </text:span><text:span text:style-name="T9">given thread has had time to complete. Otherwise the main thread might return </text:span><text:span text:style-name="T10">before any of the threads have had time to </text:span><text:span text:style-name="T11">exit</text:span></text:p>
        </text:list-item>
        <text:list-item>
          <text:p text:style-name="P8">This would make thread 5 sleep for 2 seconds, essentially guaranteeing that thread 5 would <text:soft-page-break/>be the last thread to exit, however the printing of “hello” would still be in an arbitrary order</text:p>
        </text:list-item>
        <text:list-item>
          <text:p text:style-name="P6">When pthread join returns for thread X, in what state is thread X?</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25T15:27:56.184587406</dc:date>
    <meta:editing-duration>PT49M56S</meta:editing-duration>
    <meta:editing-cycles>5</meta:editing-cycles>
    <meta:generator>LibreOffice/6.4.6.2$Linux_X86_64 LibreOffice_project/40$Build-2</meta:generator>
    <meta:document-statistic meta:table-count="0" meta:image-count="0" meta:object-count="0" meta:page-count="2" meta:paragraph-count="15" meta:word-count="517" meta:character-count="2853" meta:non-whitespace-character-count="2355"/>
  </office:meta>
</office:document-meta>
</file>